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" style:family="paragraph" style:parent-style-name="Preformatted_20_Text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italic" fo:font-weight="normal" style:font-size-asian="14pt" style:font-style-asian="italic" style:font-size-complex="14pt" style:font-style-complex="italic"/>
    </style:style>
    <style:style style:name="P3" style:family="paragraph" style:parent-style-name="Preformatted_20_Text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4" style:family="paragraph" style:parent-style-name="Preformatted_20_Text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5" style:family="paragraph" style:parent-style-name="Preformatted_20_Text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font-variant="normal" fo:text-transform="none" fo:color="#000000" style:font-name="Times New Roman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P6" style:family="paragraph" style:parent-style-name="Preformatted_20_Text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style:font-name="Times New Roman" fo:font-size="12pt"/>
    </style:style>
    <style:style style:name="P7" style:family="paragraph" style:parent-style-name="Preformatted_20_Text">
      <style:paragraph-properties loext:contextual-spacing="false"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loext:contextual-spacing="false"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color="#000000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9" style:family="paragraph" style:parent-style-name="Preformatted_20_Text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color="#000000" style:font-name="Times New Roman" fo:font-size="14pt" style:font-size-asian="14pt" style:font-size-complex="14pt"/>
    </style:style>
    <style:style style:name="P10" style:family="paragraph" style:parent-style-name="Preformatted_20_Text" style:list-style-name="L11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color="#000000" style:font-name="Times New Roman" fo:font-size="14pt" style:font-size-asian="14pt" style:font-size-complex="14pt"/>
    </style:style>
    <style:style style:name="P11" style:family="paragraph" style:parent-style-name="Preformatted_20_Text">
      <style:paragraph-properties loext:contextual-spacing="false" fo:margin-left="0cm" fo:margin-right="0cm" fo:margin-top="0cm" fo:margin-bottom="0cm" fo:line-height="100%" fo:text-align="justify" style:justify-single-word="false" fo:text-indent="1cm" style:auto-text-indent="false" fo:padding="0cm" fo:border="non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12" style:family="paragraph" style:parent-style-name="Preformatted_20_Text">
      <style:paragraph-properties loext:contextual-spacing="false" fo:margin-left="0cm" fo:margin-right="0cm" fo:margin-top="0cm" fo:margin-bottom="0cm" fo:line-height="100%" fo:text-align="justify" style:justify-single-word="false" fo:text-indent="1cm" style:auto-text-indent="false" fo:padding="0cm" fo:border="none"/>
      <style:text-properties fo:color="#000000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13" style:family="paragraph" style:parent-style-name="Preformatted_20_Text">
      <style:paragraph-properties fo:margin-top="0cm" fo:margin-bottom="0cm" fo:line-height="100%" fo:text-align="justify" style:justify-single-word="false" fo:padding="0cm" fo:border="non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14" style:family="paragraph" style:parent-style-name="Preformatted_20_Text" style:list-style-name="L13">
      <style:paragraph-properties fo:margin-top="0cm" fo:margin-bottom="0cm" fo:line-height="100%" fo:text-align="justify" style:justify-single-word="false" fo:padding="0cm" fo:border="non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15" style:family="paragraph" style:parent-style-name="Preformatted_20_Text" style:list-style-name="L14">
      <style:paragraph-properties fo:margin-top="0cm" fo:margin-bottom="0cm" fo:line-height="100%" fo:text-align="justify" style:justify-single-word="false" fo:padding="0cm" fo:border="non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16" style:family="paragraph" style:parent-style-name="Heading_20_2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loext:contextual-spacing="false" fo:margin-left="0cm" fo:margin-right="0cm" fo:margin-top="0cm" fo:margin-bottom="0.265cm" fo:text-align="center" style:justify-single-word="false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0" style:family="paragraph" style:parent-style-name="Text_20_body">
      <style:paragraph-properties loext:contextual-spacing="false" fo:margin-left="0cm" fo:margin-right="0cm" fo:margin-top="0cm" fo:margin-bottom="0.265cm" fo:text-align="justify" style:justify-single-word="false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1" style:family="paragraph" style:parent-style-name="Text_20_body">
      <style:paragraph-properties loext:contextual-spacing="false" fo:margin-left="0cm" fo:margin-right="0cm" fo:margin-top="0cm" fo:margin-bottom="0.265cm" fo:text-align="justify" style:justify-single-word="false" fo:text-indent="0cm" style:auto-text-indent="false" fo:padding="0cm" fo:border="none"/>
      <style:text-properties fo:color="#000000" style:font-name="Times New Roman" fo:font-size="14pt" style:font-size-asian="14pt" style:font-size-complex="14pt"/>
    </style:style>
    <style:style style:name="P22" style:family="paragraph" style:parent-style-name="Text_20_body">
      <style:paragraph-properties loext:contextual-spacing="false" fo:margin-left="0cm" fo:margin-right="0cm" fo:margin-top="0cm" fo:margin-bottom="0.265cm" fo:text-align="justify" style:justify-single-word="false" fo:text-indent="0cm" style:auto-text-indent="false" fo:padding="0cm" fo:border="none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loext:contextual-spacing="false" fo:margin-left="0cm" fo:margin-right="0cm" fo:margin-top="0cm" fo:margin-bottom="0.265cm" fo:text-align="justify" style:justify-single-word="false" fo:text-indent="0cm" style:auto-text-indent="false" fo:padding="0cm" fo:border="non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24" style:family="paragraph" style:parent-style-name="Text_20_body" style:list-style-name="L9">
      <style:paragraph-properties fo:margin-top="0cm" fo:margin-bottom="0cm" fo:line-height="100%" fo:text-align="justify" style:justify-single-word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5" style:family="paragraph" style:parent-style-name="Text_20_body" style:list-style-name="L10">
      <style:paragraph-properties fo:margin-top="0cm" fo:margin-bottom="0cm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6" style:family="paragraph" style:parent-style-name="Text_20_body" style:list-style-name="L11">
      <style:paragraph-properties fo:margin-top="0cm" fo:margin-bottom="0cm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7" style:family="paragraph" style:parent-style-name="Text_20_body" style:list-style-name="L2">
      <style:paragraph-properties fo:margin-top="0cm" fo:margin-bottom="0cm" fo:line-height="100%" fo:text-align="justify" style:justify-single-word="false" fo:padding="0cm" fo:border="none"/>
      <style:text-properties fo:color="#000000" fo:font-size="14pt" style:font-size-asian="14pt" style:font-size-complex="14pt"/>
    </style:style>
    <style:style style:name="P28" style:family="paragraph" style:parent-style-name="Text_20_body" style:list-style-name="L2">
      <style:paragraph-properties fo:margin-top="0cm" fo:margin-bottom="0cm" fo:padding="0cm" fo:border="none"/>
      <style:text-properties fo:color="#000000" fo:font-size="14pt" style:font-size-asian="14pt" style:font-size-complex="14pt"/>
    </style:style>
    <style:style style:name="P29" style:family="paragraph" style:parent-style-name="Text_20_body" style:list-style-name="L10">
      <style:paragraph-properties fo:margin-top="0cm" fo:margin-bottom="0cm" fo:padding="0cm" fo:border="none"/>
      <style:text-properties fo:color="#000000" style:font-name="Times New Roman" fo:font-size="14pt" style:font-size-asian="14pt" style:font-size-complex="14pt"/>
    </style:style>
    <style:style style:name="P30" style:family="paragraph" style:parent-style-name="Text_20_body" style:list-style-name="L12">
      <style:paragraph-properties fo:margin-left="0.37cm" fo:margin-right="0cm" fo:margin-top="0cm" fo:margin-bottom="0.132cm" style:line-height-at-least="0.423cm" fo:text-align="start" style:justify-single-word="false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color="#000000" fo:font-size="14pt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color="#000000" fo:font-size="14pt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00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ru" fo:country="RU" fo:font-weight="normal"/>
    </style:style>
    <style:style style:name="T7" style:family="text">
      <style:text-properties fo:language="ru" fo:country="RU" fo:font-weight="normal" style:font-weight-asian="normal" style:font-weight-complex="normal"/>
    </style:style>
    <style:style style:name="T8" style:family="text">
      <style:text-properties fo:language="ru" fo:country="RU" fo:font-style="italic" fo:font-weight="normal" style:font-style-asian="italic" style:font-style-complex="italic"/>
    </style:style>
    <style:style style:name="T9" style:family="text">
      <style:text-properties fo:font-variant="normal" fo:text-transform="none" fo:color="#252525" fo:letter-spacing="normal"/>
    </style:style>
    <style:style style:name="T10" style:family="text">
      <style:text-properties fo:font-variant="normal" fo:text-transform="none" fo:color="#252525" fo:letter-spacing="normal" fo:language="ru" fo:country="RU"/>
    </style:style>
    <style:style style:name="T11" style:family="text">
      <style:text-properties fo:font-variant="normal" fo:text-transform="none" fo:color="#252525" fo:letter-spacing="normal" fo:language="ru" fo:country="RU" fo:font-style="normal" fo:font-weight="normal"/>
    </style:style>
    <style:style style:name="T12" style:family="text">
      <style:text-properties fo:font-variant="normal" fo:text-transform="none" fo:color="#252525" fo:letter-spacing="normal" fo:language="ru" fo:country="RU" fo:font-style="normal" fo:font-weight="bold" style:font-weight-asian="bold" style:font-weight-complex="bold"/>
    </style:style>
    <style:style style:name="T13" style:family="text">
      <style:text-properties fo:font-variant="normal" fo:text-transform="none" fo:color="#252525" fo:letter-spacing="normal" fo:font-style="normal" fo:font-weight="normal"/>
    </style:style>
    <style:style style:name="T14" style:family="text">
      <style:text-properties fo:font-variant="normal" fo:text-transform="none" fo:color="#252525" fo:letter-spacing="normal" fo:font-style="italic" fo:font-weight="normal" style:font-style-asian="italic" style:font-style-complex="italic"/>
    </style:style>
    <style:style style:name="T15" style:family="text">
      <style:text-properties fo:font-variant="normal" fo:text-transform="none" fo:color="#252525" fo:letter-spacing="normal" fo:language="en" fo:country="US" fo:font-style="normal" fo:font-weight="normal"/>
    </style:style>
    <style:style style:name="T16" style:family="text">
      <style:text-properties fo:font-variant="normal" fo:text-transform="none" fo:color="#252525" style:font-name="Times New Roman" fo:font-size="12pt" fo:letter-spacing="normal" fo:font-style="normal" fo:font-weight="bold" style:font-size-asian="12pt" style:font-size-complex="12pt"/>
    </style:style>
    <style:style style:name="T17" style:family="text"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252525" style:font-name="Times New Roman" fo:font-size="12pt" fo:letter-spacing="normal" fo:language="en" fo:country="US" fo:font-style="normal" fo:font-weight="normal" style:font-size-asian="12pt" style:font-size-complex="12pt"/>
    </style:style>
    <style:style style:name="T19" style:family="text">
      <style:text-properties fo:font-variant="normal" fo:text-transform="none" fo:color="#252525" style:font-name="Times New Roman" fo:letter-spacing="normal" fo:font-style="normal" fo:font-weight="bold"/>
    </style:style>
    <style:style style:name="T20" style:family="text">
      <style:text-properties fo:font-variant="normal" fo:text-transform="none" fo:color="#252525" style:font-name="Times New Roman" fo:letter-spacing="normal" fo:font-style="normal" fo:font-weight="normal"/>
    </style:style>
    <style:style style:name="T21" style:family="text">
      <style:text-properties fo:font-variant="normal" fo:text-transform="none" fo:color="#252525" style:font-name="Times New Roman" fo:letter-spacing="normal" fo:language="en" fo:country="US" fo:font-style="normal" fo:font-weight="normal"/>
    </style:style>
    <style:style style:name="T22" style:family="text">
      <style:text-properties fo:font-variant="normal" fo:text-transform="none" fo:color="#252525" fo:font-size="14pt" fo:letter-spacing="normal" fo:language="ru" fo:country="RU" fo:font-style="normal" fo:font-weight="normal" style:font-size-asian="14pt" style:font-size-complex="14pt"/>
    </style:style>
    <style:style style:name="T23" style:family="text">
      <style:text-properties fo:font-variant="normal" fo:text-transform="none" fo:color="#252525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fo:color="#000000" fo:font-size="14pt" fo:letter-spacing="normal" fo:language="ru" fo:country="RU" fo:font-style="normal" fo:font-weight="normal" style:font-size-asian="14pt" style:font-size-complex="14pt"/>
    </style:style>
    <style:style style:name="T25" style:family="text">
      <style:text-properties fo:font-variant="normal" fo:text-transform="none" fo:color="#000000" style:text-line-through-style="none" fo:font-size="14pt" fo:letter-spacing="normal" fo:language="ru" fo:country="RU" fo:font-style="normal" style:text-underline-style="none" fo:font-weight="normal" style:text-blinking="false" style:font-size-asian="14pt" style:font-size-complex="14pt"/>
    </style:style>
    <style:style style:name="T26" style:family="text">
      <style:text-properties fo:font-variant="normal" fo:text-transform="none" fo:color="#000000" style:text-line-through-style="none" fo:letter-spacing="normal" fo:language="ru" fo:country="RU" fo:font-style="normal" style:text-underline-style="none" fo:font-weight="normal" style:text-blinking="false"/>
    </style:style>
    <style:style style:name="T27" style:family="text">
      <style:text-properties fo:font-variant="normal" fo:text-transform="none" fo:color="#000000" fo:letter-spacing="normal" fo:language="ru" fo:country="RU" fo:font-style="normal" fo:font-weight="normal"/>
    </style:style>
    <style:style style:name="T28" style:family="text">
      <style:text-properties fo:font-variant="normal" fo:text-transform="none" fo:letter-spacing="normal"/>
    </style:style>
    <style:style style:name="T29" style:family="text">
      <style:text-properties fo:font-variant="normal" fo:text-transform="none" fo:letter-spacing="normal" fo:language="ru" fo:country="RU"/>
    </style:style>
    <style:style style:name="T30" style:family="text">
      <style:text-properties fo:font-variant="normal" fo:text-transform="none" fo:letter-spacing="normal" fo:language="ru" fo:country="RU" fo:font-style="normal" fo:font-weight="normal"/>
    </style:style>
    <style:style style:name="T31" style:family="text">
      <style:text-properties fo:font-variant="normal" fo:text-transform="none" fo:letter-spacing="normal" fo:language="ru" fo:country="RU" fo:font-style="normal" fo:font-weight="bold" style:font-weight-asian="bold" style:font-weight-complex="bold"/>
    </style:style>
    <style:style style:name="T32" style:family="text">
      <style:text-properties fo:font-variant="normal" fo:text-transform="none" fo:letter-spacing="normal" fo:font-style="normal" fo:font-weight="normal"/>
    </style:style>
    <style:style style:name="T33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34" style:family="text">
      <style:text-properties fo:font-variant="normal" fo:text-transform="none" fo:letter-spacing="normal" fo:language="en" fo:country="US" fo:font-style="normal" fo:font-weight="normal"/>
    </style:style>
    <style:style style:name="T35" style:family="text">
      <style:text-properties fo:font-variant="normal" fo:text-transform="none" style:font-name="Times New Roman" fo:letter-spacing="normal" fo:font-style="normal" fo:font-weight="bold"/>
    </style:style>
    <style:style style:name="T36" style:family="text">
      <style:text-properties fo:font-variant="normal" fo:text-transform="none" style:font-name="Times New Roman" fo:letter-spacing="normal" fo:font-style="normal" fo:font-weight="normal"/>
    </style:style>
    <style:style style:name="T37" style:family="text">
      <style:text-properties fo:font-variant="normal" fo:text-transform="none" style:font-name="Times New Roman" fo:letter-spacing="normal" fo:language="en" fo:country="US" fo:font-style="normal" fo:font-weight="normal"/>
    </style:style>
    <style:style style:name="T38" style:family="text">
      <style:text-properties fo:font-variant="normal" fo:text-transform="none" fo:font-size="14pt" fo:letter-spacing="normal" fo:language="ru" fo:country="RU" fo:font-style="normal" fo:font-weight="normal" style:font-size-asian="14pt" style:font-size-complex="14pt"/>
    </style:style>
    <style:style style:name="T39" style:family="text">
      <style:text-properties fo:font-variant="normal" fo:text-transform="none" style:text-line-through-style="none" fo:font-size="14pt" fo:letter-spacing="normal" fo:language="ru" fo:country="RU" fo:font-style="normal" style:text-underline-style="none" fo:font-weight="normal" style:text-blinking="false" style:font-size-asian="14pt" style:font-size-complex="14pt"/>
    </style:style>
    <style:style style:name="T40" style:family="text">
      <style:text-properties fo:color="#252525" fo:language="ru" fo:country="RU" fo:font-style="italic" fo:font-weight="normal" style:font-style-asian="italic" style:font-style-complex="italic"/>
    </style:style>
    <style:style style:name="T41" style:family="text">
      <style:text-properties fo:color="#252525" fo:language="ru" fo:country="RU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132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132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министерство образования и науки российской федерации</text:p>
      <text:p text:style-name="P34">федеральное государственное бюджетное образовательное</text:p>
      <text:p text:style-name="P34">учреждение высшего профессионального образования</text:p>
      <text:p text:style-name="P34">«Московский государственный индустриальный университет»</text:p>
      <text:p text:style-name="P34">(ФГБОУ ВПО «МГИУ»)</text:p>
      <text:p text:style-name="P31">кафедра информационных систем и технологий</text:p>
      <text:p text:style-name="P31"/>
      <text:p text:style-name="P31"/>
      <text:p text:style-name="P36">ЛАБОРАТОРНАЯ РАБОТА</text:p>
      <text:p text:style-name="P31">по дисциплине «Метрология»</text:p>
      <text:p text:style-name="P31">на тему «Подсчет метрик в программе»</text:p>
      <text:p text:style-name="P31"/>
      <text:p text:style-name="P31"/>
      <text:p text:style-name="P31"/>
      <text:p text:style-name="P32"/>
      <text:p text:style-name="P32">Группа <text:tab/><text:tab/><text:tab/><text:tab/><text:tab/><text:tab/><text:tab/><text:tab/><text:tab/><text:tab/><text:tab/> 111131</text:p>
      <text:p text:style-name="P32"/>
      <text:p text:style-name="P33">Студент<text:tab/><text:tab/><text:tab/><text:tab/><text:tab/><text:tab/><text:tab/><text:tab/><text:tab/><text:tab/> <text:s text:c="5"/>Д. Г. Грачев</text:p>
      <text:p text:style-name="P33"/>
      <text:p text:style-name="P33">Руководитель работы<text:tab/><text:tab/><text:tab/><text:tab/><text:tab/><text:tab/><text:tab/> <text:s text:c="7"/>Ю.В. Курасов</text:p>
      <text:p text:style-name="P33">ассист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Москва 2014</text:p>
      <text:p text:style-name="P31"/>
      <text:p text:style-name="P31"><text:soft-page-break/></text:p>
      <text:p text:style-name="P35">Аннотация</text:p>
      <text:p text:style-name="P37"><text:tab/>Работа посвящена созданию приложения для мониторинга устройств в локальной вычислительной сети <text:span text:style-name="T1">ФГБОУ ВПО «МГИУ» по протоколу SNMP v3 на языке программирования С++. А так же WEB сервера для удобного использования и отображения данных, панели управления с использованием фреймворка <text:s/>Ruby on Rails. </text:span></text:p>
      <text:p text:style-name="P37"><text:span text:style-name="T1">Требуется реализовать <text:s/>следующие </text:span><text:s/>подзадачи: </text:p>
      <text:list xml:id="list1900542218" text:style-name="L1">
        <text:list-item>
          <text:p text:style-name="P38">Программа должна работать в фоновом режиме.</text:p>
        </text:list-item>
        <text:list-item>
          <text:p text:style-name="P38">Опрос устройств в асинхронном режиме. </text:p>
        </text:list-item>
        <text:list-item>
          <text:p text:style-name="P38">Работу с базой данных SQLite3.</text:p>
        </text:list-item>
        <text:list-item>
          <text:p text:style-name="P38">К приложению можно подключиться через TCP/IP</text:p>
        </text:list-item>
        <text:list-item>
          <text:p text:style-name="P38">Необходима авторизация как через приложение, так и на WEB сервере используя данные о пользователях из одной базы данных.</text:p>
        </text:list-item>
        <text:list-item>
          <text:p text:style-name="P38">WEB сервер должен иметь возможность предоставления отчета как в виде графика, так и в виде списка, <text:s/>создания/редактирования/удаления пользователей, вспомогательных словарей, устройств из базы данных.</text:p>
        </text:list-item>
      </text:list>
      <text:p text:style-name="P37"/>
      <text:p text:style-name="P37"/>
      <text:p text:style-name="P37"/>
      <text:p text:style-name="P33">Содержание</text:p>
      <text:p text:style-name="P33">1. Работа №1. <text:s/>. . . . . . . . . . . . . . . . . . . . . . . . . . . . . . . . . . . . . . . . . .3</text:p>
      <text:p text:style-name="P33">2. Работа №2 (первая версия) . . . . . . . . . . . . . . . . . . . . . . . . . . . . . 4</text:p>
      <text:p text:style-name="P33">3. Работа №2 (вторая версия) . . . . . . . . . . . . . . . . . . . . . . . . . . . . . 5</text:p>
      <text:p text:style-name="P33">4. Работа №3, №4. . . . . . . . . . . . . . . . . . . . . . . . . . . . . . . . . . . . . . . 5</text:p>
      <text:p text:style-name="P33">6. Вывод <text:s/>. . . . . . . . . . . . . . . . . . . . . . . . . . . . . . . . . . . . . . . . . . . . . .6</text:p>
      <text:p text:style-name="P37">6. Приложение <text:s/>. . . . . . . . . . . . . . . . . . . . . . . . . . . . . . . . . . . . . . . . .7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9"><text:soft-page-break/><text:span text:style-name="T2">Введение </text:span><text:tab/></text:p>
      <text:p text:style-name="P19"/>
      <text:p text:style-name="P20"><text:tab/>В сложившемся современном мире усложняются информационные системы. Вместе с ними возрастают требования к вычислительным сетям, благодаря которым происходит передача и обработка данных. В нынешнее время для успешной работы компаний, организаций необходима стабильная информационная система. Так как от нее может зависеть огромное количество факторов от которых зависит функциональность организации. <text:s text:c="2"/>К примеру это может быть внутренний почтовый сервис или система документооборота. Ежедневно по <text:s/>вычислительной <text:s/>информационной системе может передавать огромное количество информации. Потому возникает необходимость в административной поддержки. </text:p>
      <text:p text:style-name="P20"><text:tab/>Для успешного администрирования вычислительной системы, далее ЛС, возрастает необходимость в инструментах позволяющих эффективно отслеживать состояние ЛС. Так же <text:s/>для успешного администрирования сети необходимо знать состояние каждого ее элемента с возможностью изменять параметры его функционирования. Обычно сеть состоит из устройств различных производителей и управлять ею было бы нелегкой задачей если бы каждое из сетевых устройств понимало только свою систему команд. Поэтому возникла необходимость в создании единого языка управления сетевыми ресурсами, который бы понимали все устройства, и который, в силу этого, использовался бы всеми пакетами управления сетью для взаимодействия с конкретными устройствами.</text:p>
      <text:p text:style-name="P17"><text:tab/>Подобным языком стал SNMP - Simple Network Management Protocol. Разработанный для систем, ориентированных под операционную систему UNIX, он стал фактически общепринятым стандартом сетевых систем управления и поддерживается подавляющим большинством производителей сетевого оборудования в своих продуктах. В силу своего названия - Простой Протокол Сетевого Управления - основной задачей при его разработке было добиться максимальной простоты его реализации. В результате возник протокол, включающий минимальный набор команд, однако позволяющий выполнять практически весь спектр задач управления сетевыми устройствами - от получения информации о местонахождении конкретного устройства, до возможности производить его тестирование.</text:p>
      <text:p text:style-name="P17"><text:tab/>Но так как SNMP требует определенных навыков в использовании UNIX систем, возникает необходимость в квалифицированных работниках. Часто важно иметь сотрудника который способен быстро устранить <text:s/>неисправность в ЛС, отследить состояние, а так же перенастроить оборудование. Для обучения молодого персонала требуется время и средства. Соответственно возникает потребность в сокращении времени на обучение сотрудника. Либо средства позволяющие на интуитивном уровне администрировать ЛС. </text:p>
      <text:p text:style-name="P17"><text:tab/>Цель работы – разработка эффективной, интуитивно-понятной <text:s/>системы <text:soft-page-break/>для мониторинга локальной вычислительной системы в рамках ИВЦ ФГБОУ ВПО МГИУ. </text:p>
      <text:p text:style-name="P18"/>
      <text:p text:style-name="P17"/>
      <text:p text:style-name="P21"><text:s/><text:span text:style-name="T3">Литературный обзор</text:span></text:p>
      <text:p text:style-name="P21"/>
      <text:p text:style-name="P22">Постановка задачи</text:p>
      <text:p text:style-name="P23"><text:tab/>Необходимо реализовать систему мониторинга, далее СМ, <text:s/>устройств входящих в локальную вычислительную сеть МГИУ, <text:s/>по протоколу SNMP v3. <text:s/>Она должна поддерживать шифрование передаваемых данных по сети. Делать асинхронный опрос устройств на определенные параметры задаваемые в MIB файлах и <text:s/>записывать в базу данных ответы от устройств. Данная программа должна работать в фоновом режиме, т.е. быть демоном. Так же необходимо реализовать WEB интерфейс предоставляющий возможность просмотра статистики, добавлении устройств и настройки их параметров. Более подробное описание приведено ниже.</text:p>
      <text:p text:style-name="P7">Обзор существующих решений</text:p>
      <text:p text:style-name="P7"/>
      <text:p text:style-name="P11">Существует несколько решений, для мониторинга устройств в ЛВС по протоколу <text:span text:style-name="T4">SNMP.</text:span></text:p>
      <text:p text:style-name="P12"/>
      <text:p text:style-name="P8">Один из самых известных и наиболее мощных является <text:span text:style-name="T5">Zabbix</text:span><text:span text:style-name="T4">.</text:span></text:p>
      <text:p text:style-name="P9"><text:span text:style-name="T7"><text:tab/></text:span><text:span text:style-name="T5">Zabbix</text:span><text:span text:style-name="T28">—</text:span><text:span text:style-name="T29">свободная </text:span><text:span text:style-name="T32">система мониторинга и отслеживания статусов разнообразных сервисов компьютерной сети, сетевого оборудования .</text:span></text:p>
      <text:p text:style-name="P1"/>
      <text:p text:style-name="P2">Структура: </text:p>
      <text:list xml:id="list1395414163" text:style-name="L2">
        <text:list-item>
          <text:p text:style-name="P27"><text:span text:style-name="T35">Zabbix сервер</text:span><text:span text:style-name="T36"> — это ядро программного обеспечения Zabbix. Сервер может удаленно проверять сетевые сервисы, является хранилищем, в котором хранятся все конфигурационные, статистические и оперативные данные, и он является тем субъектом в программном обеспечении Zabbix, который оповестит администраторов в случае возникновения проблем с любым контролируемым оборудованием.</text:span></text:p>
        </text:list-item>
        <text:list-item>
          <text:p text:style-name="P28"><text:span text:style-name="T35">Zabbix прокси</text:span><text:span text:style-name="T36"> — собирает данные о производительности и доступности от имени Zabbix сервера. Все собранные данные заносятся в буфер на локальном уровне и передаются Zabbix серверу, к которому принадлежит прокси-сервер. Zabbix прокси является идеальным решением для централизованного удаленного мониторинга мест, филиалов, сетей, не имеющих локальных администраторов. Он может быть также использован для распределения нагрузки одного Zabbix сервера. В этом случае, прокси только собирает данные, тем самым на сервер ложится меньшая нагрузка на ЦПУ и на ввод-вывод диска.</text:span></text:p>
        </text:list-item>
        <text:list-item>
          <text:p text:style-name="P28"><text:span text:style-name="T35">Zabbix агент</text:span><text:span text:style-name="T36"> — контроль локальных ресурсов и приложений (таких как </text:span><text:soft-page-break/><text:span text:style-name="T36">жесткие диски, память, статистика процессора и т. д.) на сетевых системах, эти системы должны работать с запущенным Zabbix агентом. Zabbix агенты являются чрезвычайно эффективными из-за использования родных системных вызовов для сбора информации о статистике.</text:span></text:p>
        </text:list-item>
        <text:list-item>
          <text:p text:style-name="P28"><text:span text:style-name="T35">Веб-интерфейс</text:span><text:span text:style-name="T36"> — интерфейс является частью Zabbix сервера, и, как правило (но не обязательно), запущен на том же физическом сервере, что и Zabbix сервер. Работает на </text:span><text:span text:style-name="T37">PHP</text:span><text:span text:style-name="T36">, требует веб сервер (напр.</text:span><text:span text:style-name="T37">Apache</text:span><text:span text:style-name="T36">). Неочевидной особенностью веб-интерфейса </text:span><text:span text:style-name="T37">Zabbix</text:span><text:span text:style-name="T36"> является тот факт, что он </text:span><text:span text:style-name="T35">не</text:span><text:span text:style-name="T36"> является фронтэндом в традиционном понимании этого слова: все операции чтения/записи веб-интерфейс осуществляет напрямую с базой данных, минуя собственно сервер zabbix. Таким образом, если не учитывать гипотетическую возможность записи пользователем в СУБД напрямую (что сильно осложняется отсутствием гарантий совместимости структуры базы данных от версии к версии), то во-первых сервер zabbix без веб-интерфейса оказывается просто нефункционален, а во-вторых - сторонние разработчики на практике не могут написать "альтернативный" веб-интерфейс, поскольку тот должен будет привязываться к базе данных, спецификация которой может меняться без уведомления со стороны разработчиков Zabbix совершенно произвольным образом.</text:span></text:p>
        </text:list-item>
      </text:list>
      <text:p text:style-name="P1"/>
      <text:p text:style-name="P1"/>
      <text:p text:style-name="P9"><text:span text:style-name="T33">Обзор возможностей:</text:span><text:span text:style-name="T32"> </text:span></text:p>
      <text:list xml:id="list2052800065" text:style-name="L9">
        <text:list-item>
          <text:p text:style-name="P24">Распределенный мониторинг вплоть до 1000 узлов. Конфигурация младших узлов полностью контролируется старшими узлами, находящихся на более высоком уровне иерархии.</text:p>
        </text:list-item>
      </text:list>
      <text:list xml:id="list1009123431" text:style-name="L10">
        <text:list-item>
          <text:p text:style-name="P25">Сценарии на основе мониторинга</text:p>
        </text:list-item>
        <text:list-item>
          <text:p text:style-name="P25">Автоматическое обнаружение</text:p>
        </text:list-item>
        <text:list-item>
          <text:p text:style-name="P25">Централизованный мониторинг лог-файлов</text:p>
        </text:list-item>
        <text:list-item>
          <text:p text:style-name="P25">Веб-интерфейс для администрирования и настройки</text:p>
        </text:list-item>
        <text:list-item>
          <text:p text:style-name="P25">Отчетность и тенденции</text:p>
        </text:list-item>
        <text:list-item>
          <text:p text:style-name="P29"><text:span text:style-name="T34">SLA </text:span><text:span text:style-name="T32">мониторинг</text:span></text:p>
        </text:list-item>
        <text:list-item>
          <text:p text:style-name="P25">Поддержка высокопроизводительных агентов (zabbix-agent) практически для всех платформ</text:p>
        </text:list-item>
        <text:list-item>
          <text:p text:style-name="P25">Комплексная реакция на события</text:p>
        </text:list-item>
        <text:list-item>
          <text:p text:style-name="P29"><text:span text:style-name="T32">Поддержка </text:span><text:span text:style-name="T34">SNMP</text:span><text:span text:style-name="T32"> v1, 2, 3</text:span></text:p>
        </text:list-item>
        <text:list-item>
          <text:p text:style-name="P29"><text:span text:style-name="T32">Поддержка </text:span><text:span text:style-name="T34">SNMP </text:span><text:span text:style-name="T30">ловушек</text:span></text:p>
        </text:list-item>
        <text:list-item>
          <text:p text:style-name="P29"><text:span text:style-name="T32">Поддержк</text:span><text:span text:style-name="T30">а </text:span><text:span text:style-name="T34">IPMI</text:span></text:p>
        </text:list-item>
        <text:list-item>
          <text:p text:style-name="P25">Поддержка мониторинга JMX приложений из коробки</text:p>
        </text:list-item>
        <text:list-item>
          <text:p text:style-name="P25">Поддержка выполнения запросов в различные базы данных без необходимости использования скриптовой обвязки</text:p>
        </text:list-item>
        <text:list-item>
          <text:p text:style-name="P25">Расширение за счет выполнения внешних скриптов</text:p>
        </text:list-item>
        <text:list-item>
          <text:p text:style-name="P25">Гибкая система шаблонов и групп</text:p>
        </text:list-item>
        <text:list-item>
          <text:p text:style-name="P25">Возможность создавать карты сетей</text:p>
        </text:list-item>
      </text:list>
      <text:list xml:id="list384390742" text:style-name="L11">
        <text:list-header>
          <text:p text:style-name="P26"><text:soft-page-break/></text:p>
          <text:p text:style-name="P10"><text:span text:style-name="T32"><text:s/></text:span><text:span text:style-name="T30">и многое другое входит в возможности данного продукта. Данный продукт разрабатывается и поддерживается с 1998 года. Он включает мощный инструментарий для мониторинга устройств в локально вычислительной сети. Но его мощность и есть его недостаток — он достаточно сложен в освоении и требует определенного опыта как в программировании так и в понимании взаимодействия устройств. <text:s/>Так же можно к минусам отнести и то что приложение от сторонних разработчиков. </text:span><text:span text:style-name="T34">SNMP v1 </text:span><text:span text:style-name="T30">и </text:span><text:span text:style-name="T34">v2 </text:span><text:span text:style-name="T30">не поддерживают шифрования. </text:span></text:p>
        </text:list-header>
      </text:list>
      <text:p text:style-name="P3">Да и многое из этого приложения просто не является востребованным для «ИВЦ МГИУ».</text:p>
      <text:p text:style-name="P9"><text:span text:style-name="T30">Конечно у </text:span><text:span text:style-name="T34">Zabbix </text:span><text:span text:style-name="T30">есть поддержка, но она платная. И чем больше необходимо инструментов, расширенного функционала, <text:s/>тем дороже выйдет. </text:span></text:p>
      <text:p text:style-name="P3"><text:tab/></text:p>
      <text:p text:style-name="P3"/>
      <text:p text:style-name="P9"><text:span text:style-name="T30"><text:tab/></text:span><text:span text:style-name="T30">Есть еще одно решение, такое как </text:span><text:span text:style-name="T31">PowerSNMP Free Manager</text:span><text:span text:style-name="T30">.</text:span></text:p>
      <text:p text:style-name="P6"><text:span text:style-name="T24">PowerSNMP Free Manager <text:s/>- это бесплатный, полнофункциональный </text:span><text:a xlink:type="simple" xlink:href="http://translate.googleusercontent.com/translate_c?depth=1&amp;hl=ru&amp;prev=search&amp;rurl=translate.google.ru&amp;sl=en&amp;u=http://www.dart.com/glossary.aspx&amp;usg=ALkJrhiOv0b4ALU08i5U2Mk5RqiMhzJOWw#1356" text:style-name="Internet_20_link"><text:span text:style-name="T25">SNMP-менеджер</text:span></text:a><text:span text:style-name="T24">, построенный с использованием PowerSNMP для .NET. Для работы с <text:s/>узлами сети, возможности <text:s/>просматривать MIB деревья и анализировать сетевые запросы. Идеально подходит для легких умеренных задач управления. </text:span></text:p>
      <text:p text:style-name="P3"/>
      <text:h text:style-name="P16" text:outline-level="2"><text:span text:style-name="T8">Особенности</text:span><text:span text:style-name="T6">:</text:span></text:h>
      <text:list xml:id="list1555122542" text:style-name="L12">
        <text:list-item>
          <text:p text:style-name="P30">Простой, легкий в использовании, доступный интерфейс</text:p>
        </text:list-item>
        <text:list-item>
          <text:p text:style-name="P30">Работа по сети. </text:p>
        </text:list-item>
        <text:list-item>
          <text:p text:style-name="P30">Определяет SNMP ловушки</text:p>
        </text:list-item>
        <text:list-item>
          <text:p text:style-name="P30">Поддерживает SNMP версии 1, 2 и 3 </text:p>
        </text:list-item>
        <text:list-item>
          <text:p text:style-name="P30">Создает автоматические уведомления по электронной почте при переменных выпадающих из диапазона</text:p>
        </text:list-item>
        <text:list-item>
          <text:p text:style-name="P30">Построен с использованием надежной системой PowerSNMP <text:s/>для компонентов .NET</text:p>
        </text:list-item>
      </text:list>
      <text:p text:style-name="P9"><text:span text:style-name="T30"><text:tab/>Так как в «ИВЦ МГИУ» используют только </text:span><text:span text:style-name="T34">Unix </text:span><text:span text:style-name="T30">подобные системы, то платформа </text:span><text:span text:style-name="T34">.NET </text:span><text:span text:style-name="T30">уже не подходит для использования. Так же как и в </text:span><text:span text:style-name="T34">Zabbix </text:span><text:span text:style-name="T30">для расширения функционала, поддержки, <text:s/>необходима определенная плата. </text:span></text:p>
      <text:p text:style-name="P3"><text:tab/>Другие продукты либо малофункциональны, либо платные, либо устарели. В связи с этим необходимо реализовать свой собственный программный продукт удовлетворяющий требованиям мониторинга сети и имеющий интуитивно-понятный интерфейс, но имеющий достаточный функционал для анализа полученных данных. </text:p>
      <text:p text:style-name="P3"/>
      <text:p text:style-name="P3"/>
      <text:p text:style-name="P5">Объекты системы и принципы их взаимодействия</text:p>
      <text:p text:style-name="P5"/>
      <text:list xml:id="list1746740147" text:style-name="L13">
        <text:list-item>
          <text:p text:style-name="P14">Приложение для опроса устройств.</text:p>
        </text:list-item>
      </text:list>
      <text:list xml:id="list2176574699" text:style-name="L14">
        <text:list-item>
          <text:p text:style-name="P15"><text:soft-page-break/>База данных SQLite3.</text:p>
        </text:list-item>
        <text:list-item>
          <text:p text:style-name="P15">Web <text:s/>сервер</text:p>
        </text:list-item>
        <text:list-item>
          <text:p text:style-name="P15">Браузер на стороне клиента. </text:p>
        </text:list-item>
      </text:list>
      <text:p text:style-name="P13"/>
      <text:p text:style-name="P13"><text:tab/>При запуске программа будет переходит в фоновый режим, в котором создаст два дополнительных потока в одном из которых поднимается асинхронный SNMP manager, а в другом сервер для обработки запросов от пользователя. При инициализации менеджера данные об устройстве должны считываются из базы данных. <text:s/>Набор запросов к каждому из устройств будет считан из MIB файлов. Администратор системы будет иметь возможность активировать/диактивировать любую из команд. </text:p>
      <text:p text:style-name="P13"><text:tab/>Данные будут передаваться в зашифрованном виде благодаря поддержки SNMP v3.</text:p>
      <text:p text:style-name="P4">Полученные данные будут проверены на стороне приложения. После проверки валидации данные записываются в базу данных. Приложение предоставит пользовательский интерфейс после авторизации, который будет иметь возможность настройки приложения, просмотра отчетов, сведений об устройствах и т.п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2T11:42:02</meta:creation-date>
    <dc:date>2015-01-12T11:58:13</dc:date>
    <meta:editing-duration>PT16M11S</meta:editing-duration>
    <meta:editing-cycles>16</meta:editing-cycles>
    <meta:generator>LibreOffice/3.4$Linux LibreOffice_project/340m1$Build-602</meta:generator>
    <meta:document-statistic meta:table-count="0" meta:image-count="0" meta:object-count="0" meta:page-count="7" meta:paragraph-count="89" meta:word-count="1659" meta:character-count="11452" meta:non-whitespace-character-count="9816"/>
  </office:meta>
</office:document-meta>
</file>